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4700000168232E5CE5.png"/>
  <manifest:file-entry manifest:media-type="image/png" manifest:full-path="Pictures/100002010000008500000061ED4BF989.png"/>
  <manifest:file-entry manifest:media-type="image/png" manifest:full-path="Pictures/100002010000005F0000006853DB50D4.png"/>
  <manifest:file-entry manifest:media-type="image/png" manifest:full-path="Pictures/1000020100000214000000938AA586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width="0.04cm" draw:marker-start-width="0.26cm" draw:marker-end-width="0.26cm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solid" svg:stroke-width="0.04cm" svg:stroke-color="#000000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solid"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259cm"/>
    </style:style>
    <style:style style:name="gr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023cm"/>
    </style:style>
    <style:style style:name="gr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0.899cm"/>
    </style:style>
    <style:style style:name="gr8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218cm"/>
    </style:style>
    <style:style style:name="gr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83cm"/>
    </style:style>
    <style:style style:name="gr1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686cm"/>
    </style:style>
    <style:style style:name="gr1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322cm"/>
    </style:style>
    <style:style style:name="gr1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018cm"/>
    </style:style>
    <style:style style:name="gr13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022cm"/>
    </style:style>
    <style:style style:name="gr1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383cm"/>
    </style:style>
    <style:style style:name="gr1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0.346cm"/>
    </style:style>
    <style:style style:name="gr1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0.888cm"/>
    </style:style>
    <style:style style:name="gr1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217cm"/>
    </style:style>
    <style:style style:name="gr18" style:family="graphic" style:parent-style-name="standard">
      <style:graphic-properties draw:stroke="none" svg:stroke-width="0.04cm" svg:stroke-color="#000000" draw:marker-start-width="0.26cm" draw:marker-end-width="0.26cm" draw:fill="solid" draw:fill-color="#000000" draw:textarea-horizontal-align="center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style:use-window-font-color="true" style:text-outline="false" style:text-line-through-style="none" fo:font-family="'Bitstream Vera Sans'" style:font-family-generic="swiss" style:font-pitch="variable" fo:font-size="10.3000001907349pt" fo:font-style="normal" fo:text-shadow="none" style:text-underline-style="none" fo:font-weight="normal" style:text-underline-mode="continuous" style:text-line-through-mode="continuous" style:letter-kerning="false" style:font-family-asian="'Bitstream Vera Sans'" style:font-family-generic-asian="swiss" style:font-pitch-asian="variable" style:font-size-asian="10.3000001907349pt" style:font-family-complex="'Bitstream Vera Sans'" style:font-family-generic-complex="swiss" style:font-pitch-complex="variable" style:font-size-complex="10.3000001907349pt" style:text-scale="100%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934cm" svg:height="2.137cm" svg:x="14.549cm" svg:y="5.683cm">
          <draw:image xlink:href="Pictures/100002010000008500000061ED4BF989.png" xlink:type="simple" xlink:show="embed" xlink:actuate="onLoad">
            <text:p/>
          </draw:image>
        </draw:frame>
        <draw:polygon draw:style-name="gr2" draw:text-style-name="P1" draw:layer="layout" svg:width="3.272cm" svg:height="1.819cm" svg:x="4.078cm" svg:y="5.717cm" svg:viewBox="0 0 3273 1820" draw:points="0,0 3272,0 3272,1819 0,1819">
          <text:p/>
        </draw:polygon>
        <draw:polyline draw:style-name="gr3" draw:text-style-name="P1" draw:layer="layout" svg:width="3.272cm" svg:height="1.819cm" svg:x="4.078cm" svg:y="5.717cm" svg:viewBox="0 0 3273 1820" draw:points="0,0 3272,0 3272,1819 0,1819 0,0">
          <text:p/>
        </draw:polyline>
        <draw:polygon draw:style-name="gr4" draw:text-style-name="P1" draw:layer="layout" svg:width="0cm" svg:height="1.819cm" svg:x="4.461cm" svg:y="5.717cm" svg:viewBox="0 0 1 1820" draw:points="0,0 0,1819">
          <text:p/>
        </draw:polygon>
        <draw:line draw:style-name="gr3" draw:text-style-name="P1" draw:layer="layout" svg:x1="4.461cm" svg:y1="5.717cm" svg:x2="4.461cm" svg:y2="7.536cm">
          <text:p/>
        </draw:line>
        <draw:polygon draw:style-name="gr4" draw:text-style-name="P1" draw:layer="layout" svg:width="0cm" svg:height="1.819cm" svg:x="6.965cm" svg:y="5.717cm" svg:viewBox="0 0 1 1820" draw:points="0,0 0,1819">
          <text:p/>
        </draw:polygon>
        <draw:line draw:style-name="gr3" draw:text-style-name="P1" draw:layer="layout" svg:x1="6.965cm" svg:y1="5.717cm" svg:x2="6.965cm" svg:y2="7.536cm">
          <text:p/>
        </draw:line>
        <draw:frame draw:style-name="gr5" draw:text-style-name="P2" draw:layer="layout" svg:width="1.259cm" svg:height="0.425cm" svg:x="5.1cm" svg:y="6.012cm">
          <draw:text-box>
            <text:p text:style-name="P2">Project</text:p>
          </draw:text-box>
        </draw:frame>
        <draw:frame draw:style-name="gr6" draw:text-style-name="P2" draw:layer="layout" svg:width="2.023cm" svg:height="0.425cm" svg:x="4.726cm" svg:y="6.413cm">
          <draw:text-box>
            <text:p text:style-name="P2">description</text:p>
          </draw:text-box>
        </draw:frame>
        <draw:frame draw:style-name="gr7" draw:text-style-name="P2" draw:layer="layout" svg:width="0.899cm" svg:height="0.425cm" svg:x="5.276cm" svg:y="6.814cm">
          <draw:text-box>
            <text:p text:style-name="P2">(.txt)</text:p>
          </draw:text-box>
        </draw:frame>
        <draw:polygon draw:style-name="gr4" draw:text-style-name="P1" draw:layer="layout" svg:width="3.274cm" svg:height="1.819cm" svg:x="11.406cm" svg:y="2.807cm" svg:viewBox="0 0 3275 1820" draw:points="0,0 3274,0 3274,1819 0,1819">
          <text:p/>
        </draw:polygon>
        <draw:polyline draw:style-name="gr3" draw:text-style-name="P1" draw:layer="layout" svg:width="3.274cm" svg:height="1.819cm" svg:x="11.406cm" svg:y="2.807cm" svg:viewBox="0 0 3275 1820" draw:points="0,0 3274,0 3274,1819 0,1819 0,0">
          <text:p/>
        </draw:polyline>
        <draw:polygon draw:style-name="gr4" draw:text-style-name="P1" draw:layer="layout" svg:width="0cm" svg:height="1.819cm" svg:x="11.791cm" svg:y="2.807cm" svg:viewBox="0 0 1 1820" draw:points="0,0 0,1819">
          <text:p/>
        </draw:polygon>
        <draw:line draw:style-name="gr3" draw:text-style-name="P1" draw:layer="layout" svg:x1="11.791cm" svg:y1="2.807cm" svg:x2="11.791cm" svg:y2="4.626cm">
          <text:p/>
        </draw:line>
        <draw:polygon draw:style-name="gr4" draw:text-style-name="P1" draw:layer="layout" svg:width="0cm" svg:height="1.819cm" svg:x="14.295cm" svg:y="2.807cm" svg:viewBox="0 0 1 1820" draw:points="0,0 0,1819">
          <text:p/>
        </draw:polygon>
        <draw:line draw:style-name="gr3" draw:text-style-name="P1" draw:layer="layout" svg:x1="14.295cm" svg:y1="2.807cm" svg:x2="14.295cm" svg:y2="4.626cm">
          <text:p/>
        </draw:line>
        <draw:frame draw:style-name="gr8" draw:text-style-name="P2" draw:layer="layout" svg:width="1.218cm" svg:height="0.425cm" svg:x="12.438cm" svg:y="2.906cm">
          <draw:text-box>
            <text:p text:style-name="P2">LINUX:</text:p>
          </draw:text-box>
        </draw:frame>
        <draw:frame draw:style-name="gr9" draw:text-style-name="P2" draw:layer="layout" svg:width="1.83cm" svg:height="0.425cm" svg:x="12.139cm" svg:y="3.307cm">
          <draw:text-box>
            <text:p text:style-name="P2">Makefiles,</text:p>
          </draw:text-box>
        </draw:frame>
        <draw:frame draw:style-name="gr10" draw:text-style-name="P2" draw:layer="layout" svg:width="1.686cm" svg:height="0.425cm" svg:x="12.212cm" svg:y="3.708cm">
          <draw:text-box>
            <text:p text:style-name="P2">Kdevelop</text:p>
          </draw:text-box>
        </draw:frame>
        <draw:frame draw:style-name="gr11" draw:text-style-name="P2" draw:layer="layout" svg:width="1.322cm" svg:height="0.425cm" svg:x="12.387cm" svg:y="4.109cm">
          <draw:text-box>
            <text:p text:style-name="P2">files, ...</text:p>
          </draw:text-box>
        </draw:frame>
        <draw:polygon draw:style-name="gr4" draw:text-style-name="P1" draw:layer="layout" svg:width="3.274cm" svg:height="1.819cm" svg:x="11.406cm" svg:y="5.717cm" svg:viewBox="0 0 3275 1820" draw:points="0,0 3274,0 3274,1819 0,1819">
          <text:p/>
        </draw:polygon>
        <draw:polyline draw:style-name="gr3" draw:text-style-name="P1" draw:layer="layout" svg:width="3.274cm" svg:height="1.819cm" svg:x="11.406cm" svg:y="5.717cm" svg:viewBox="0 0 3275 1820" draw:points="0,0 3274,0 3274,1819 0,1819 0,0">
          <text:p/>
        </draw:polyline>
        <draw:polygon draw:style-name="gr4" draw:text-style-name="P1" draw:layer="layout" svg:width="0cm" svg:height="1.819cm" svg:x="11.791cm" svg:y="5.717cm" svg:viewBox="0 0 1 1820" draw:points="0,0 0,1819">
          <text:p/>
        </draw:polygon>
        <draw:line draw:style-name="gr3" draw:text-style-name="P1" draw:layer="layout" svg:x1="11.791cm" svg:y1="5.717cm" svg:x2="11.791cm" svg:y2="7.536cm">
          <text:p/>
        </draw:line>
        <draw:polygon draw:style-name="gr4" draw:text-style-name="P1" draw:layer="layout" svg:width="0cm" svg:height="1.819cm" svg:x="14.295cm" svg:y="5.717cm" svg:viewBox="0 0 1 1820" draw:points="0,0 0,1819">
          <text:p/>
        </draw:polygon>
        <draw:line draw:style-name="gr3" draw:text-style-name="P1" draw:layer="layout" svg:x1="14.295cm" svg:y1="5.717cm" svg:x2="14.295cm" svg:y2="7.536cm">
          <text:p/>
        </draw:line>
        <draw:frame draw:style-name="gr12" draw:text-style-name="P2" draw:layer="layout" svg:width="2.018cm" svg:height="0.425cm" svg:x="12.062cm" svg:y="5.816cm">
          <draw:text-box>
            <text:p text:style-name="P2">WINDOWS:</text:p>
          </draw:text-box>
        </draw:frame>
        <draw:frame draw:style-name="gr13" draw:text-style-name="P2" draw:layer="layout" svg:width="2.022cm" svg:height="0.425cm" svg:x="12.057cm" svg:y="6.216cm">
          <draw:text-box>
            <text:p text:style-name="P2">MSVC files,</text:p>
          </draw:text-box>
        </draw:frame>
        <draw:frame draw:style-name="gr14" draw:text-style-name="P2" draw:layer="layout" svg:width="2.383cm" svg:height="0.425cm" svg:x="11.883cm" svg:y="6.617cm">
          <draw:text-box>
            <text:p text:style-name="P2">Borland files,</text:p>
          </draw:text-box>
        </draw:frame>
        <draw:frame draw:style-name="gr15" draw:text-style-name="P2" draw:layer="layout" svg:width="0.346cm" svg:height="0.425cm" svg:x="12.879cm" svg:y="7.018cm">
          <draw:text-box>
            <text:p text:style-name="P2">...</text:p>
          </draw:text-box>
        </draw:frame>
        <draw:polygon draw:style-name="gr4" draw:text-style-name="P1" draw:layer="layout" svg:width="3.274cm" svg:height="1.82cm" svg:x="11.406cm" svg:y="8.627cm" svg:viewBox="0 0 3275 1821" draw:points="0,0 3274,0 3274,1820 0,1820">
          <text:p/>
        </draw:polygon>
        <draw:polyline draw:style-name="gr3" draw:text-style-name="P1" draw:layer="layout" svg:width="3.274cm" svg:height="1.82cm" svg:x="11.406cm" svg:y="8.627cm" svg:viewBox="0 0 3275 1821" draw:points="0,0 3274,0 3274,1820 0,1820 0,0">
          <text:p/>
        </draw:polyline>
        <draw:polygon draw:style-name="gr4" draw:text-style-name="P1" draw:layer="layout" svg:width="0cm" svg:height="1.82cm" svg:x="11.791cm" svg:y="8.627cm" svg:viewBox="0 0 1 1821" draw:points="0,0 0,1820">
          <text:p/>
        </draw:polygon>
        <draw:line draw:style-name="gr3" draw:text-style-name="P1" draw:layer="layout" svg:x1="11.791cm" svg:y1="8.627cm" svg:x2="11.791cm" svg:y2="10.447cm">
          <text:p/>
        </draw:line>
        <draw:polygon draw:style-name="gr4" draw:text-style-name="P1" draw:layer="layout" svg:width="0cm" svg:height="1.82cm" svg:x="14.295cm" svg:y="8.627cm" svg:viewBox="0 0 1 1821" draw:points="0,0 0,1820">
          <text:p/>
        </draw:polygon>
        <draw:line draw:style-name="gr3" draw:text-style-name="P1" draw:layer="layout" svg:x1="14.295cm" svg:y1="8.627cm" svg:x2="14.295cm" svg:y2="10.447cm">
          <text:p/>
        </draw:line>
        <draw:frame draw:style-name="gr16" draw:text-style-name="P2" draw:layer="layout" svg:width="0.888cm" svg:height="0.425cm" svg:x="12.6cm" svg:y="8.725cm">
          <draw:text-box>
            <text:p text:style-name="P2">OSX:</text:p>
          </draw:text-box>
        </draw:frame>
        <draw:frame draw:style-name="gr9" draw:text-style-name="P2" draw:layer="layout" svg:width="1.83cm" svg:height="0.425cm" svg:x="12.139cm" svg:y="9.126cm">
          <draw:text-box>
            <text:p text:style-name="P2">Makefiles,</text:p>
          </draw:text-box>
        </draw:frame>
        <draw:frame draw:style-name="gr17" draw:text-style-name="P2" draw:layer="layout" svg:width="2.217cm" svg:height="0.425cm" svg:x="11.949cm" svg:y="9.527cm">
          <draw:text-box>
            <text:p text:style-name="P2">Xcode files, </text:p>
          </draw:text-box>
        </draw:frame>
        <draw:frame draw:style-name="gr15" draw:text-style-name="P2" draw:layer="layout" svg:width="0.346cm" svg:height="0.425cm" svg:x="12.866cm" svg:y="9.928cm">
          <draw:text-box>
            <text:p text:style-name="P2">...</text:p>
          </draw:text-box>
        </draw:frame>
        <draw:polygon draw:style-name="gr18" draw:text-style-name="P1" draw:layer="layout" svg:width="0.121cm" svg:height="0.12cm" svg:x="11.286cm" svg:y="6.567cm" svg:viewBox="0 0 122 121" draw:points="121,60 0,120 0,0">
          <text:p/>
        </draw:polygon>
        <draw:line draw:style-name="gr3" draw:text-style-name="P1" draw:layer="layout" svg:x1="7.351cm" svg:y1="6.627cm" svg:x2="11.31cm" svg:y2="6.627cm">
          <text:p/>
        </draw:line>
        <draw:polygon draw:style-name="gr18" draw:text-style-name="P1" draw:layer="layout" svg:width="0.133cm" svg:height="0.119cm" svg:x="11.274cm" svg:y="3.717cm" svg:viewBox="0 0 134 120" draw:points="133,0 70,119 0,21">
          <text:p/>
        </draw:polygon>
        <draw:line draw:style-name="gr3" draw:text-style-name="P1" draw:layer="layout" svg:x1="7.351cm" svg:y1="6.627cm" svg:x2="11.329cm" svg:y2="3.773cm">
          <text:p/>
        </draw:line>
        <draw:polygon draw:style-name="gr18" draw:text-style-name="P1" draw:layer="layout" svg:width="0.133cm" svg:height="0.119cm" svg:x="11.274cm" svg:y="9.418cm" svg:viewBox="0 0 134 120" draw:points="133,119 0,98 70,0">
          <text:p/>
        </draw:polygon>
        <draw:line draw:style-name="gr3" draw:text-style-name="P1" draw:layer="layout" svg:x1="7.351cm" svg:y1="6.627cm" svg:x2="11.329cm" svg:y2="9.481cm">
          <text:p/>
        </draw:line>
        <draw:frame draw:style-name="gr1" draw:text-style-name="P1" draw:layer="layout" svg:width="2.602cm" svg:height="2.866cm" svg:x="14.88cm" svg:y="2.361cm">
          <draw:image xlink:href="Pictures/100002000000014700000168232E5CE5.png" xlink:type="simple" xlink:show="embed" xlink:actuate="onLoad">
            <text:p/>
          </draw:image>
        </draw:frame>
        <draw:frame draw:style-name="gr1" draw:text-style-name="P1" draw:layer="layout" svg:width="1.991cm" svg:height="2.178cm" svg:x="14.96cm" svg:y="8.32cm">
          <draw:image xlink:href="Pictures/100002010000005F0000006853DB50D4.png" xlink:type="simple" xlink:show="embed" xlink:actuate="onLoad">
            <text:p/>
          </draw:image>
        </draw:frame>
        <draw:frame draw:style-name="gr1" draw:text-style-name="P1" draw:layer="layout" svg:width="5.062cm" svg:height="1.398cm" svg:x="4.806cm" svg:y="3.229cm">
          <draw:image xlink:href="Pictures/1000020100000214000000938AA58628.png" xlink:type="simple" xlink:show="embed" xlink:actuate="onLoad">
            <text:p/>
          </draw:image>
        </draw:frame>
        <presentation:notes draw:style-name="dp2">
          <draw:page-thumbnail draw:style-name="gr19" draw:layer="layout" svg:width="12.767cm" svg:height="9.575cm" svg:x="4.411cm" svg:y="2.794cm" draw:page-number="1" presentation:class="page"/>
          <draw:frame presentation:style-name="pr1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Raanan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Raanan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Raanan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51cm" svg:height="7.793cm" svg:x="4.631cm" svg:y="2cm" draw:page-number="1"/>
      <draw:page-thumbnail draw:layer="backgroundobjects" svg:width="5.51cm" svg:height="7.793cm" svg:x="17.798cm" svg:y="2cm"/>
      <draw:page-thumbnail draw:layer="backgroundobjects" svg:width="5.51cm" svg:height="7.793cm" svg:x="4.631cm" svg:y="11.795cm"/>
      <draw:page-thumbnail draw:layer="backgroundobjects" svg:width="5.51cm" svg:height="7.793cm" svg:x="17.798cm" svg:y="11.79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16.24cm" svg:height="4.628cm" svg:x="2.388cm" svg:y="3.291cm" presentation:class="title" presentation:placeholder="true">
        <draw:text-box/>
      </draw:frame>
      <draw:frame presentation:style-name="Default-outline1" draw:layer="backgroundobjects" svg:width="16.24cm" svg:height="17.461cm" svg:x="2.388cm" svg:y="8.69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11-13T21:01:31</meta:creation-date>
    <dc:date>2007-05-18T17:33:05</dc:date>
    <meta:print-date>2007-05-18T12:03:18</meta:print-date>
    <dc:language>en-US</dc:language>
    <meta:editing-cycles>9</meta:editing-cycles>
    <meta:editing-duration>PT5H58M51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